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4d1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<text:s text:c="8"/>// Generated via wfDocument.class.ods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&quot;        if(!$document-&gt;renderStartTag($value&quot;&amp;[.A6]&amp;&quot;, &quot;&amp;[.A6]&amp;&quot;)){continue;}if(isset($value&quot;&amp;[.A6]&amp;&quot;['innerHTML']) &amp;&amp; is_array($value&quot;&amp;[.A6]&amp;&quot;['innerHTML'])){foreach ($value&quot;&amp;[.A6]&amp;&quot;['innerHTML'] as $key&quot;&amp;[.A6]+1&amp;&quot; =&gt; $value&quot;&amp;[.A6]+1&amp;&quot;) {&quot;" office:value-type="string" office:string-value="        if(!$document-&gt;renderStartTag($value0, 0)){continue;}if(isset($value0['innerHTML']) &amp;&amp; is_array($value0['innerHTML'])){foreach ($value0['innerHTML'] as $key1 =&gt; $value1) {">
            <text:p><text:s text:c="8"/>if(!$document-&gt;renderStartTag($value0, 0)){continue;}if(isset($value0['innerHTML']) &amp;&amp; is_array($value0['innerHTML'])){foreach ($value0['innerHTML'] as $key1 =&gt; $value1) {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&quot;        if(!$document-&gt;renderStartTag($value&quot;&amp;[.A7]&amp;&quot;, &quot;&amp;[.A7]&amp;&quot;)){continue;}if(isset($value&quot;&amp;[.A7]&amp;&quot;['innerHTML']) &amp;&amp; is_array($value&quot;&amp;[.A7]&amp;&quot;['innerHTML'])){foreach ($value&quot;&amp;[.A7]&amp;&quot;['innerHTML'] as $key&quot;&amp;[.A7]+1&amp;&quot; =&gt; $value&quot;&amp;[.A7]+1&amp;&quot;) {&quot;" office:value-type="string" office:string-value="        if(!$document-&gt;renderStartTag($value1, 1)){continue;}if(isset($value1['innerHTML']) &amp;&amp; is_array($value1['innerHTML'])){foreach ($value1['innerHTML'] as $key2 =&gt; $value2) {">
            <text:p><text:s text:c="8"/>if(!$document-&gt;renderStartTag($value1, 1)){continue;}if(isset($value1['innerHTML']) &amp;&amp; is_array($value1['innerHTML'])){foreach ($value1['innerHTML'] as $key2 =&gt; $value2) {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&quot;        if(!$document-&gt;renderStartTag($value&quot;&amp;[.A8]&amp;&quot;, &quot;&amp;[.A8]&amp;&quot;)){continue;}if(isset($value&quot;&amp;[.A8]&amp;&quot;['innerHTML']) &amp;&amp; is_array($value&quot;&amp;[.A8]&amp;&quot;['innerHTML'])){foreach ($value&quot;&amp;[.A8]&amp;&quot;['innerHTML'] as $key&quot;&amp;[.A8]+1&amp;&quot; =&gt; $value&quot;&amp;[.A8]+1&amp;&quot;) {&quot;" office:value-type="string" office:string-value="        if(!$document-&gt;renderStartTag($value2, 2)){continue;}if(isset($value2['innerHTML']) &amp;&amp; is_array($value2['innerHTML'])){foreach ($value2['innerHTML'] as $key3 =&gt; $value3) {">
            <text:p><text:s text:c="8"/>if(!$document-&gt;renderStartTag($value2, 2)){continue;}if(isset($value2['innerHTML']) &amp;&amp; is_array($value2['innerHTML'])){foreach ($value2['innerHTML'] as $key3 =&gt; $value3) {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&quot;        if(!$document-&gt;renderStartTag($value&quot;&amp;[.A9]&amp;&quot;, &quot;&amp;[.A9]&amp;&quot;)){continue;}if(isset($value&quot;&amp;[.A9]&amp;&quot;['innerHTML']) &amp;&amp; is_array($value&quot;&amp;[.A9]&amp;&quot;['innerHTML'])){foreach ($value&quot;&amp;[.A9]&amp;&quot;['innerHTML'] as $key&quot;&amp;[.A9]+1&amp;&quot; =&gt; $value&quot;&amp;[.A9]+1&amp;&quot;) {&quot;" office:value-type="string" office:string-value="        if(!$document-&gt;renderStartTag($value3, 3)){continue;}if(isset($value3['innerHTML']) &amp;&amp; is_array($value3['innerHTML'])){foreach ($value3['innerHTML'] as $key4 =&gt; $value4) {">
            <text:p><text:s text:c="8"/>if(!$document-&gt;renderStartTag($value3, 3)){continue;}if(isset($value3['innerHTML']) &amp;&amp; is_array($value3['innerHTML'])){foreach ($value3['innerHTML'] as $key4 =&gt; $value4) {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&quot;        if(!$document-&gt;renderStartTag($value&quot;&amp;[.A10]&amp;&quot;, &quot;&amp;[.A10]&amp;&quot;)){continue;}if(isset($value&quot;&amp;[.A10]&amp;&quot;['innerHTML']) &amp;&amp; is_array($value&quot;&amp;[.A10]&amp;&quot;['innerHTML'])){foreach ($value&quot;&amp;[.A10]&amp;&quot;['innerHTML'] as $key&quot;&amp;[.A10]+1&amp;&quot; =&gt; $value&quot;&amp;[.A10]+1&amp;&quot;) {&quot;" office:value-type="string" office:string-value="        if(!$document-&gt;renderStartTag($value4, 4)){continue;}if(isset($value4['innerHTML']) &amp;&amp; is_array($value4['innerHTML'])){foreach ($value4['innerHTML'] as $key5 =&gt; $value5) {">
            <text:p><text:s text:c="8"/>if(!$document-&gt;renderStartTag($value4, 4)){continue;}if(isset($value4['innerHTML']) &amp;&amp; is_array($value4['innerHTML'])){foreach ($value4['innerHTML'] as $key5 =&gt; $value5) {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&quot;        if(!$document-&gt;renderStartTag($value&quot;&amp;[.A11]&amp;&quot;, &quot;&amp;[.A11]&amp;&quot;)){continue;}if(isset($value&quot;&amp;[.A11]&amp;&quot;['innerHTML']) &amp;&amp; is_array($value&quot;&amp;[.A11]&amp;&quot;['innerHTML'])){foreach ($value&quot;&amp;[.A11]&amp;&quot;['innerHTML'] as $key&quot;&amp;[.A11]+1&amp;&quot; =&gt; $value&quot;&amp;[.A11]+1&amp;&quot;) {&quot;" office:value-type="string" office:string-value="        if(!$document-&gt;renderStartTag($value5, 5)){continue;}if(isset($value5['innerHTML']) &amp;&amp; is_array($value5['innerHTML'])){foreach ($value5['innerHTML'] as $key6 =&gt; $value6) {">
            <text:p><text:s text:c="8"/>if(!$document-&gt;renderStartTag($value5, 5)){continue;}if(isset($value5['innerHTML']) &amp;&amp; is_array($value5['innerHTML'])){foreach ($value5['innerHTML'] as $key6 =&gt; $value6) {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&quot;        if(!$document-&gt;renderStartTag($value&quot;&amp;[.A12]&amp;&quot;, &quot;&amp;[.A12]&amp;&quot;)){continue;}if(isset($value&quot;&amp;[.A12]&amp;&quot;['innerHTML']) &amp;&amp; is_array($value&quot;&amp;[.A12]&amp;&quot;['innerHTML'])){foreach ($value&quot;&amp;[.A12]&amp;&quot;['innerHTML'] as $key&quot;&amp;[.A12]+1&amp;&quot; =&gt; $value&quot;&amp;[.A12]+1&amp;&quot;) {&quot;" office:value-type="string" office:string-value="        if(!$document-&gt;renderStartTag($value6, 6)){continue;}if(isset($value6['innerHTML']) &amp;&amp; is_array($value6['innerHTML'])){foreach ($value6['innerHTML'] as $key7 =&gt; $value7) {">
            <text:p><text:s text:c="8"/>if(!$document-&gt;renderStartTag($value6, 6)){continue;}if(isset($value6['innerHTML']) &amp;&amp; is_array($value6['innerHTML'])){foreach ($value6['innerHTML'] as $key7 =&gt; $value7) {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&quot;        if(!$document-&gt;renderStartTag($value&quot;&amp;[.A13]&amp;&quot;, &quot;&amp;[.A13]&amp;&quot;)){continue;}if(isset($value&quot;&amp;[.A13]&amp;&quot;['innerHTML']) &amp;&amp; is_array($value&quot;&amp;[.A13]&amp;&quot;['innerHTML'])){foreach ($value&quot;&amp;[.A13]&amp;&quot;['innerHTML'] as $key&quot;&amp;[.A13]+1&amp;&quot; =&gt; $value&quot;&amp;[.A13]+1&amp;&quot;) {&quot;" office:value-type="string" office:string-value="        if(!$document-&gt;renderStartTag($value7, 7)){continue;}if(isset($value7['innerHTML']) &amp;&amp; is_array($value7['innerHTML'])){foreach ($value7['innerHTML'] as $key8 =&gt; $value8) {">
            <text:p><text:s text:c="8"/>if(!$document-&gt;renderStartTag($value7, 7)){continue;}if(isset($value7['innerHTML']) &amp;&amp; is_array($value7['innerHTML'])){foreach ($value7['innerHTML'] as $key8 =&gt; $value8) {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&quot;        if(!$document-&gt;renderStartTag($value&quot;&amp;[.A14]&amp;&quot;, &quot;&amp;[.A14]&amp;&quot;)){continue;}if(isset($value&quot;&amp;[.A14]&amp;&quot;['innerHTML']) &amp;&amp; is_array($value&quot;&amp;[.A14]&amp;&quot;['innerHTML'])){foreach ($value&quot;&amp;[.A14]&amp;&quot;['innerHTML'] as $key&quot;&amp;[.A14]+1&amp;&quot; =&gt; $value&quot;&amp;[.A14]+1&amp;&quot;) {&quot;" office:value-type="string" office:string-value="        if(!$document-&gt;renderStartTag($value8, 8)){continue;}if(isset($value8['innerHTML']) &amp;&amp; is_array($value8['innerHTML'])){foreach ($value8['innerHTML'] as $key9 =&gt; $value9) {">
            <text:p><text:s text:c="8"/>if(!$document-&gt;renderStartTag($value8, 8)){continue;}if(isset($value8['innerHTML']) &amp;&amp; is_array($value8['innerHTML'])){foreach ($value8['innerHTML'] as $key9 =&gt; $value9) {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&quot;        if(!$document-&gt;renderStartTag($value&quot;&amp;[.A15]&amp;&quot;, &quot;&amp;[.A15]&amp;&quot;)){continue;}if(isset($value&quot;&amp;[.A15]&amp;&quot;['innerHTML']) &amp;&amp; is_array($value&quot;&amp;[.A15]&amp;&quot;['innerHTML'])){foreach ($value&quot;&amp;[.A15]&amp;&quot;['innerHTML'] as $key&quot;&amp;[.A15]+1&amp;&quot; =&gt; $value&quot;&amp;[.A15]+1&amp;&quot;) {&quot;" office:value-type="string" office:string-value="        if(!$document-&gt;renderStartTag($value9, 9)){continue;}if(isset($value9['innerHTML']) &amp;&amp; is_array($value9['innerHTML'])){foreach ($value9['innerHTML'] as $key10 =&gt; $value10) {">
            <text:p><text:s text:c="8"/>if(!$document-&gt;renderStartTag($value9, 9)){continue;}if(isset($value9['innerHTML']) &amp;&amp; is_array($value9['innerHTML'])){foreach ($value9['innerHTML'] as $key10 =&gt; $value10) {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&quot;        if(!$document-&gt;renderStartTag($value&quot;&amp;[.A16]&amp;&quot;, &quot;&amp;[.A16]&amp;&quot;)){continue;}if(isset($value&quot;&amp;[.A16]&amp;&quot;['innerHTML']) &amp;&amp; is_array($value&quot;&amp;[.A16]&amp;&quot;['innerHTML'])){foreach ($value&quot;&amp;[.A16]&amp;&quot;['innerHTML'] as $key&quot;&amp;[.A16]+1&amp;&quot; =&gt; $value&quot;&amp;[.A16]+1&amp;&quot;) {&quot;" office:value-type="string" office:string-value="        if(!$document-&gt;renderStartTag($value10, 10)){continue;}if(isset($value10['innerHTML']) &amp;&amp; is_array($value10['innerHTML'])){foreach ($value10['innerHTML'] as $key11 =&gt; $value11) {">
            <text:p><text:s text:c="8"/>if(!$document-&gt;renderStartTag($value10, 10)){continue;}if(isset($value10['innerHTML']) &amp;&amp; is_array($value10['innerHTML'])){foreach ($value10['innerHTML'] as $key11 =&gt; $value11) {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&quot;        if(!$document-&gt;renderStartTag($value&quot;&amp;[.A17]&amp;&quot;, &quot;&amp;[.A17]&amp;&quot;)){continue;}if(isset($value&quot;&amp;[.A17]&amp;&quot;['innerHTML']) &amp;&amp; is_array($value&quot;&amp;[.A17]&amp;&quot;['innerHTML'])){foreach ($value&quot;&amp;[.A17]&amp;&quot;['innerHTML'] as $key&quot;&amp;[.A17]+1&amp;&quot; =&gt; $value&quot;&amp;[.A17]+1&amp;&quot;) {&quot;" office:value-type="string" office:string-value="        if(!$document-&gt;renderStartTag($value11, 11)){continue;}if(isset($value11['innerHTML']) &amp;&amp; is_array($value11['innerHTML'])){foreach ($value11['innerHTML'] as $key12 =&gt; $value12) {">
            <text:p><text:s text:c="8"/>if(!$document-&gt;renderStartTag($value11, 11)){continue;}if(isset($value11['innerHTML']) &amp;&amp; is_array($value11['innerHTML'])){foreach ($value11['innerHTML'] as $key12 =&gt; $value12) {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&quot;        if(!$document-&gt;renderStartTag($value&quot;&amp;[.A18]&amp;&quot;, &quot;&amp;[.A18]&amp;&quot;)){continue;}if(isset($value&quot;&amp;[.A18]&amp;&quot;['innerHTML']) &amp;&amp; is_array($value&quot;&amp;[.A18]&amp;&quot;['innerHTML'])){foreach ($value&quot;&amp;[.A18]&amp;&quot;['innerHTML'] as $key&quot;&amp;[.A18]+1&amp;&quot; =&gt; $value&quot;&amp;[.A18]+1&amp;&quot;) {&quot;" office:value-type="string" office:string-value="        if(!$document-&gt;renderStartTag($value12, 12)){continue;}if(isset($value12['innerHTML']) &amp;&amp; is_array($value12['innerHTML'])){foreach ($value12['innerHTML'] as $key13 =&gt; $value13) {">
            <text:p><text:s text:c="8"/>if(!$document-&gt;renderStartTag($value12, 12)){continue;}if(isset($value12['innerHTML']) &amp;&amp; is_array($value12['innerHTML'])){foreach ($value12['innerHTML'] as $key13 =&gt; $value13) {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&quot;        if(!$document-&gt;renderStartTag($value&quot;&amp;[.A19]&amp;&quot;, &quot;&amp;[.A19]&amp;&quot;)){continue;}if(isset($value&quot;&amp;[.A19]&amp;&quot;['innerHTML']) &amp;&amp; is_array($value&quot;&amp;[.A19]&amp;&quot;['innerHTML'])){foreach ($value&quot;&amp;[.A19]&amp;&quot;['innerHTML'] as $key&quot;&amp;[.A19]+1&amp;&quot; =&gt; $value&quot;&amp;[.A19]+1&amp;&quot;) {&quot;" office:value-type="string" office:string-value="        if(!$document-&gt;renderStartTag($value13, 13)){continue;}if(isset($value13['innerHTML']) &amp;&amp; is_array($value13['innerHTML'])){foreach ($value13['innerHTML'] as $key14 =&gt; $value14) {">
            <text:p><text:s text:c="8"/>if(!$document-&gt;renderStartTag($value13, 13)){continue;}if(isset($value13['innerHTML']) &amp;&amp; is_array($value13['innerHTML'])){foreach ($value13['innerHTML'] as $key14 =&gt; $value14) {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&quot;        if(!$document-&gt;renderStartTag($value&quot;&amp;[.A20]&amp;&quot;, &quot;&amp;[.A20]&amp;&quot;)){continue;}if(isset($value&quot;&amp;[.A20]&amp;&quot;['innerHTML']) &amp;&amp; is_array($value&quot;&amp;[.A20]&amp;&quot;['innerHTML'])){foreach ($value&quot;&amp;[.A20]&amp;&quot;['innerHTML'] as $key&quot;&amp;[.A20]+1&amp;&quot; =&gt; $value&quot;&amp;[.A20]+1&amp;&quot;) {&quot;" office:value-type="string" office:string-value="        if(!$document-&gt;renderStartTag($value14, 14)){continue;}if(isset($value14['innerHTML']) &amp;&amp; is_array($value14['innerHTML'])){foreach ($value14['innerHTML'] as $key15 =&gt; $value15) {">
            <text:p><text:s text:c="8"/>if(!$document-&gt;renderStartTag($value14, 14)){continue;}if(isset($value14['innerHTML']) &amp;&amp; is_array($value14['innerHTML'])){foreach ($value14['innerHTML'] as $key15 =&gt; $value15) {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&quot;        if(!$document-&gt;renderStartTag($value&quot;&amp;[.A21]&amp;&quot;, &quot;&amp;[.A21]&amp;&quot;)){continue;}if(isset($value&quot;&amp;[.A21]&amp;&quot;['innerHTML']) &amp;&amp; is_array($value&quot;&amp;[.A21]&amp;&quot;['innerHTML'])){foreach ($value&quot;&amp;[.A21]&amp;&quot;['innerHTML'] as $key&quot;&amp;[.A21]+1&amp;&quot; =&gt; $value&quot;&amp;[.A21]+1&amp;&quot;) {&quot;" office:value-type="string" office:string-value="        if(!$document-&gt;renderStartTag($value15, 15)){continue;}if(isset($value15['innerHTML']) &amp;&amp; is_array($value15['innerHTML'])){foreach ($value15['innerHTML'] as $key16 =&gt; $value16) {">
            <text:p><text:s text:c="8"/>if(!$document-&gt;renderStartTag($value15, 15)){continue;}if(isset($value15['innerHTML']) &amp;&amp; is_array($value15['innerHTML'])){foreach ($value15['innerHTML'] as $key16 =&gt; $value16) {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&quot;        if(!$document-&gt;renderStartTag($value&quot;&amp;[.A22]&amp;&quot;, &quot;&amp;[.A22]&amp;&quot;)){continue;}if(isset($value&quot;&amp;[.A22]&amp;&quot;['innerHTML']) &amp;&amp; is_array($value&quot;&amp;[.A22]&amp;&quot;['innerHTML'])){foreach ($value&quot;&amp;[.A22]&amp;&quot;['innerHTML'] as $key&quot;&amp;[.A22]+1&amp;&quot; =&gt; $value&quot;&amp;[.A22]+1&amp;&quot;) {&quot;" office:value-type="string" office:string-value="        if(!$document-&gt;renderStartTag($value16, 16)){continue;}if(isset($value16['innerHTML']) &amp;&amp; is_array($value16['innerHTML'])){foreach ($value16['innerHTML'] as $key17 =&gt; $value17) {">
            <text:p><text:s text:c="8"/>if(!$document-&gt;renderStartTag($value16, 16)){continue;}if(isset($value16['innerHTML']) &amp;&amp; is_array($value16['innerHTML'])){foreach ($value16['innerHTML'] as $key17 =&gt; $value17) {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&quot;        if(!$document-&gt;renderStartTag($value&quot;&amp;[.A23]&amp;&quot;, &quot;&amp;[.A23]&amp;&quot;)){continue;}if(isset($value&quot;&amp;[.A23]&amp;&quot;['innerHTML']) &amp;&amp; is_array($value&quot;&amp;[.A23]&amp;&quot;['innerHTML'])){foreach ($value&quot;&amp;[.A23]&amp;&quot;['innerHTML'] as $key&quot;&amp;[.A23]+1&amp;&quot; =&gt; $value&quot;&amp;[.A23]+1&amp;&quot;) {&quot;" office:value-type="string" office:string-value="        if(!$document-&gt;renderStartTag($value17, 17)){continue;}if(isset($value17['innerHTML']) &amp;&amp; is_array($value17['innerHTML'])){foreach ($value17['innerHTML'] as $key18 =&gt; $value18) {">
            <text:p><text:s text:c="8"/>if(!$document-&gt;renderStartTag($value17, 17)){continue;}if(isset($value17['innerHTML']) &amp;&amp; is_array($value17['innerHTML'])){foreach ($value17['innerHTML'] as $key18 =&gt; $value18) {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&quot;        if(!$document-&gt;renderStartTag($value&quot;&amp;[.A24]&amp;&quot;, &quot;&amp;[.A24]&amp;&quot;)){continue;}if(isset($value&quot;&amp;[.A24]&amp;&quot;['innerHTML']) &amp;&amp; is_array($value&quot;&amp;[.A24]&amp;&quot;['innerHTML'])){foreach ($value&quot;&amp;[.A24]&amp;&quot;['innerHTML'] as $key&quot;&amp;[.A24]+1&amp;&quot; =&gt; $value&quot;&amp;[.A24]+1&amp;&quot;) {&quot;" office:value-type="string" office:string-value="        if(!$document-&gt;renderStartTag($value18, 18)){continue;}if(isset($value18['innerHTML']) &amp;&amp; is_array($value18['innerHTML'])){foreach ($value18['innerHTML'] as $key19 =&gt; $value19) {">
            <text:p><text:s text:c="8"/>if(!$document-&gt;renderStartTag($value18, 18)){continue;}if(isset($value18['innerHTML']) &amp;&amp; is_array($value18['innerHTML'])){foreach ($value18['innerHTML'] as $key19 =&gt; $value19) {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&quot;        if(!$document-&gt;renderStartTag($value&quot;&amp;[.A25]&amp;&quot;, &quot;&amp;[.A25]&amp;&quot;)){continue;}if(isset($value&quot;&amp;[.A25]&amp;&quot;['innerHTML']) &amp;&amp; is_array($value&quot;&amp;[.A25]&amp;&quot;['innerHTML'])){foreach ($value&quot;&amp;[.A25]&amp;&quot;['innerHTML'] as $key&quot;&amp;[.A25]+1&amp;&quot; =&gt; $value&quot;&amp;[.A25]+1&amp;&quot;) {&quot;" office:value-type="string" office:string-value="        if(!$document-&gt;renderStartTag($value19, 19)){continue;}if(isset($value19['innerHTML']) &amp;&amp; is_array($value19['innerHTML'])){foreach ($value19['innerHTML'] as $key20 =&gt; $value20) {">
            <text:p><text:s text:c="8"/>if(!$document-&gt;renderStartTag($value19, 19)){continue;}if(isset($value19['innerHTML']) &amp;&amp; is_array($value19['innerHTML'])){foreach ($value19['innerHTML'] as $key20 =&gt; $value20) {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&quot;        if(!$document-&gt;renderStartTag($value&quot;&amp;[.A26]&amp;&quot;, &quot;&amp;[.A26]&amp;&quot;)){continue;}if(isset($value&quot;&amp;[.A26]&amp;&quot;['innerHTML']) &amp;&amp; is_array($value&quot;&amp;[.A26]&amp;&quot;['innerHTML'])){foreach ($value&quot;&amp;[.A26]&amp;&quot;['innerHTML'] as $key&quot;&amp;[.A26]+1&amp;&quot; =&gt; $value&quot;&amp;[.A26]+1&amp;&quot;) {&quot;" office:value-type="string" office:string-value="        if(!$document-&gt;renderStartTag($value20, 20)){continue;}if(isset($value20['innerHTML']) &amp;&amp; is_array($value20['innerHTML'])){foreach ($value20['innerHTML'] as $key21 =&gt; $value21) {">
            <text:p><text:s text:c="8"/>if(!$document-&gt;renderStartTag($value20, 20)){continue;}if(isset($value20['innerHTML']) &amp;&amp; is_array($value20['innerHTML'])){foreach ($value20['innerHTML'] as $key21 =&gt; $value21) {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table:formula="of:=&quot;        if(!$document-&gt;renderStartTag($value&quot;&amp;[.A27]&amp;&quot;, &quot;&amp;[.A27]&amp;&quot;)){continue;}if(isset($value&quot;&amp;[.A27]&amp;&quot;['innerHTML']) &amp;&amp; is_array($value&quot;&amp;[.A27]&amp;&quot;['innerHTML'])){foreach ($value&quot;&amp;[.A27]&amp;&quot;['innerHTML'] as $key&quot;&amp;[.A27]+1&amp;&quot; =&gt; $value&quot;&amp;[.A27]+1&amp;&quot;) {&quot;" office:value-type="string" office:string-value="        if(!$document-&gt;renderStartTag($value21, 21)){continue;}if(isset($value21['innerHTML']) &amp;&amp; is_array($value21['innerHTML'])){foreach ($value21['innerHTML'] as $key22 =&gt; $value22) {">
            <text:p><text:s text:c="8"/>if(!$document-&gt;renderStartTag($value21, 21)){continue;}if(isset($value21['innerHTML']) &amp;&amp; is_array($value21['innerHTML'])){foreach ($value21['innerHTML'] as $key22 =&gt; $value22) {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table:formula="of:=&quot;        if(!$document-&gt;renderStartTag($value&quot;&amp;[.A28]&amp;&quot;, &quot;&amp;[.A28]&amp;&quot;)){continue;}if(isset($value&quot;&amp;[.A28]&amp;&quot;['innerHTML']) &amp;&amp; is_array($value&quot;&amp;[.A28]&amp;&quot;['innerHTML'])){foreach ($value&quot;&amp;[.A28]&amp;&quot;['innerHTML'] as $key&quot;&amp;[.A28]+1&amp;&quot; =&gt; $value&quot;&amp;[.A28]+1&amp;&quot;) {&quot;" office:value-type="string" office:string-value="        if(!$document-&gt;renderStartTag($value22, 22)){continue;}if(isset($value22['innerHTML']) &amp;&amp; is_array($value22['innerHTML'])){foreach ($value22['innerHTML'] as $key23 =&gt; $value23) {">
            <text:p><text:s text:c="8"/>if(!$document-&gt;renderStartTag($value22, 22)){continue;}if(isset($value22['innerHTML']) &amp;&amp; is_array($value22['innerHTML'])){foreach ($value22['innerHTML'] as $key23 =&gt; $value23) {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table:formula="of:=&quot;        if(!$document-&gt;renderStartTag($value&quot;&amp;[.A29]&amp;&quot;, &quot;&amp;[.A29]&amp;&quot;)){continue;}if(isset($value&quot;&amp;[.A29]&amp;&quot;['innerHTML']) &amp;&amp; is_array($value&quot;&amp;[.A29]&amp;&quot;['innerHTML'])){foreach ($value&quot;&amp;[.A29]&amp;&quot;['innerHTML'] as $key&quot;&amp;[.A29]+1&amp;&quot; =&gt; $value&quot;&amp;[.A29]+1&amp;&quot;) {&quot;" office:value-type="string" office:string-value="        if(!$document-&gt;renderStartTag($value23, 23)){continue;}if(isset($value23['innerHTML']) &amp;&amp; is_array($value23['innerHTML'])){foreach ($value23['innerHTML'] as $key24 =&gt; $value24) {">
            <text:p><text:s text:c="8"/>if(!$document-&gt;renderStartTag($value23, 23)){continue;}if(isset($value23['innerHTML']) &amp;&amp; is_array($value23['innerHTML'])){foreach ($value23['innerHTML'] as $key24 =&gt; $value24) {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&quot;        if(!$document-&gt;renderStartTag($value&quot;&amp;[.A30]&amp;&quot;, &quot;&amp;[.A30]&amp;&quot;)){continue;}if(isset($value&quot;&amp;[.A30]&amp;&quot;['innerHTML']) &amp;&amp; is_array($value&quot;&amp;[.A30]&amp;&quot;['innerHTML'])){foreach ($value&quot;&amp;[.A30]&amp;&quot;['innerHTML'] as $key&quot;&amp;[.A30]+1&amp;&quot; =&gt; $value&quot;&amp;[.A30]+1&amp;&quot;) {&quot;" office:value-type="string" office:string-value="        if(!$document-&gt;renderStartTag($value24, 24)){continue;}if(isset($value24['innerHTML']) &amp;&amp; is_array($value24['innerHTML'])){foreach ($value24['innerHTML'] as $key25 =&gt; $value25) {">
            <text:p><text:s text:c="8"/>if(!$document-&gt;renderStartTag($value24, 24)){continue;}if(isset($value24['innerHTML']) &amp;&amp; is_array($value24['innerHTML'])){foreach ($value24['innerHTML'] as $key25 =&gt; $value25) {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formula="of:=&quot;        if(!$document-&gt;renderStartTag($value&quot;&amp;[.A31]&amp;&quot;, &quot;&amp;[.A31]&amp;&quot;)){continue;}if(isset($value&quot;&amp;[.A31]&amp;&quot;['innerHTML']) &amp;&amp; is_array($value&quot;&amp;[.A31]&amp;&quot;['innerHTML'])){foreach ($value&quot;&amp;[.A31]&amp;&quot;['innerHTML'] as $key&quot;&amp;[.A31]+1&amp;&quot; =&gt; $value&quot;&amp;[.A31]+1&amp;&quot;) {&quot;" office:value-type="string" office:string-value="        if(!$document-&gt;renderStartTag($value25, 25)){continue;}if(isset($value25['innerHTML']) &amp;&amp; is_array($value25['innerHTML'])){foreach ($value25['innerHTML'] as $key26 =&gt; $value26) {">
            <text:p><text:s text:c="8"/>if(!$document-&gt;renderStartTag($value25, 25)){continue;}if(isset($value25['innerHTML']) &amp;&amp; is_array($value25['innerHTML'])){foreach ($value25['innerHTML'] as $key26 =&gt; $value26) {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formula="of:=&quot;        if(!$document-&gt;renderStartTag($value&quot;&amp;[.A32]&amp;&quot;, &quot;&amp;[.A32]&amp;&quot;)){continue;}if(isset($value&quot;&amp;[.A32]&amp;&quot;['innerHTML']) &amp;&amp; is_array($value&quot;&amp;[.A32]&amp;&quot;['innerHTML'])){foreach ($value&quot;&amp;[.A32]&amp;&quot;['innerHTML'] as $key&quot;&amp;[.A32]+1&amp;&quot; =&gt; $value&quot;&amp;[.A32]+1&amp;&quot;) {&quot;" office:value-type="string" office:string-value="        if(!$document-&gt;renderStartTag($value26, 26)){continue;}if(isset($value26['innerHTML']) &amp;&amp; is_array($value26['innerHTML'])){foreach ($value26['innerHTML'] as $key27 =&gt; $value27) {">
            <text:p><text:s text:c="8"/>if(!$document-&gt;renderStartTag($value26, 26)){continue;}if(isset($value26['innerHTML']) &amp;&amp; is_array($value26['innerHTML'])){foreach ($value26['innerHTML'] as $key27 =&gt; $value27) {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formula="of:=&quot;        if(!$document-&gt;renderStartTag($value&quot;&amp;[.A33]&amp;&quot;, &quot;&amp;[.A33]&amp;&quot;)){continue;}if(isset($value&quot;&amp;[.A33]&amp;&quot;['innerHTML']) &amp;&amp; is_array($value&quot;&amp;[.A33]&amp;&quot;['innerHTML'])){foreach ($value&quot;&amp;[.A33]&amp;&quot;['innerHTML'] as $key&quot;&amp;[.A33]+1&amp;&quot; =&gt; $value&quot;&amp;[.A33]+1&amp;&quot;) {&quot;" office:value-type="string" office:string-value="        if(!$document-&gt;renderStartTag($value27, 27)){continue;}if(isset($value27['innerHTML']) &amp;&amp; is_array($value27['innerHTML'])){foreach ($value27['innerHTML'] as $key28 =&gt; $value28) {">
            <text:p><text:s text:c="8"/>if(!$document-&gt;renderStartTag($value27, 27)){continue;}if(isset($value27['innerHTML']) &amp;&amp; is_array($value27['innerHTML'])){foreach ($value27['innerHTML'] as $key28 =&gt; $value28) {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formula="of:=&quot;        if(!$document-&gt;renderStartTag($value&quot;&amp;[.A34]&amp;&quot;, &quot;&amp;[.A34]&amp;&quot;)){continue;}if(isset($value&quot;&amp;[.A34]&amp;&quot;['innerHTML']) &amp;&amp; is_array($value&quot;&amp;[.A34]&amp;&quot;['innerHTML'])){foreach ($value&quot;&amp;[.A34]&amp;&quot;['innerHTML'] as $key&quot;&amp;[.A34]+1&amp;&quot; =&gt; $value&quot;&amp;[.A34]+1&amp;&quot;) {&quot;" office:value-type="string" office:string-value="        if(!$document-&gt;renderStartTag($value28, 28)){continue;}if(isset($value28['innerHTML']) &amp;&amp; is_array($value28['innerHTML'])){foreach ($value28['innerHTML'] as $key29 =&gt; $value29) {">
            <text:p><text:s text:c="8"/>if(!$document-&gt;renderStartTag($value28, 28)){continue;}if(isset($value28['innerHTML']) &amp;&amp; is_array($value28['innerHTML'])){foreach ($value28['innerHTML'] as $key29 =&gt; $value29) {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formula="of:=&quot;        if(!$document-&gt;renderStartTag($value&quot;&amp;[.A35]&amp;&quot;, &quot;&amp;[.A35]&amp;&quot;)){continue;}if(isset($value&quot;&amp;[.A35]&amp;&quot;['innerHTML']) &amp;&amp; is_array($value&quot;&amp;[.A35]&amp;&quot;['innerHTML'])){foreach ($value&quot;&amp;[.A35]&amp;&quot;['innerHTML'] as $key&quot;&amp;[.A35]+1&amp;&quot; =&gt; $value&quot;&amp;[.A35]+1&amp;&quot;) {&quot;" office:value-type="string" office:string-value="        if(!$document-&gt;renderStartTag($value29, 29)){continue;}if(isset($value29['innerHTML']) &amp;&amp; is_array($value29['innerHTML'])){foreach ($value29['innerHTML'] as $key30 =&gt; $value30) {">
            <text:p><text:s text:c="8"/>if(!$document-&gt;renderStartTag($value29, 29)){continue;}if(isset($value29['innerHTML']) &amp;&amp; is_array($value29['innerHTML'])){foreach ($value29['innerHTML'] as $key30 =&gt; $value30) {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&quot;        if(!$document-&gt;renderStartTag($value&quot;&amp;[.A36]&amp;&quot;, &quot;&amp;[.A36]&amp;&quot;)){continue;}if(isset($value&quot;&amp;[.A36]&amp;&quot;['innerHTML']) &amp;&amp; is_array($value&quot;&amp;[.A36]&amp;&quot;['innerHTML'])){foreach ($value&quot;&amp;[.A36]&amp;&quot;['innerHTML'] as $key&quot;&amp;[.A36]+1&amp;&quot; =&gt; $value&quot;&amp;[.A36]+1&amp;&quot;) {&quot;" office:value-type="string" office:string-value="        if(!$document-&gt;renderStartTag($value30, 30)){continue;}if(isset($value30['innerHTML']) &amp;&amp; is_array($value30['innerHTML'])){foreach ($value30['innerHTML'] as $key31 =&gt; $value31) {">
            <text:p><text:s text:c="8"/>if(!$document-&gt;renderStartTag($value30, 30)){continue;}if(isset($value30['innerHTML']) &amp;&amp; is_array($value30['innerHTML'])){foreach ($value30['innerHTML'] as $key31 =&gt; $value31) {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table:formula="of:=&quot;        if(!$document-&gt;renderStartTag($value&quot;&amp;[.A37]&amp;&quot;, &quot;&amp;[.A37]&amp;&quot;)){continue;}if(isset($value&quot;&amp;[.A37]&amp;&quot;['innerHTML']) &amp;&amp; is_array($value&quot;&amp;[.A37]&amp;&quot;['innerHTML'])){foreach ($value&quot;&amp;[.A37]&amp;&quot;['innerHTML'] as $key&quot;&amp;[.A37]+1&amp;&quot; =&gt; $value&quot;&amp;[.A37]+1&amp;&quot;) {&quot;" office:value-type="string" office:string-value="        if(!$document-&gt;renderStartTag($value31, 31)){continue;}if(isset($value31['innerHTML']) &amp;&amp; is_array($value31['innerHTML'])){foreach ($value31['innerHTML'] as $key32 =&gt; $value32) {">
            <text:p><text:s text:c="8"/>if(!$document-&gt;renderStartTag($value31, 31)){continue;}if(isset($value31['innerHTML']) &amp;&amp; is_array($value31['innerHTML'])){foreach ($value31['innerHTML'] as $key32 =&gt; $value32) {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table:formula="of:=&quot;        if(!$document-&gt;renderStartTag($value&quot;&amp;[.A38]&amp;&quot;, &quot;&amp;[.A38]&amp;&quot;)){continue;}if(isset($value&quot;&amp;[.A38]&amp;&quot;['innerHTML']) &amp;&amp; is_array($value&quot;&amp;[.A38]&amp;&quot;['innerHTML'])){foreach ($value&quot;&amp;[.A38]&amp;&quot;['innerHTML'] as $key&quot;&amp;[.A38]+1&amp;&quot; =&gt; $value&quot;&amp;[.A38]+1&amp;&quot;) {&quot;" office:value-type="string" office:string-value="        if(!$document-&gt;renderStartTag($value32, 32)){continue;}if(isset($value32['innerHTML']) &amp;&amp; is_array($value32['innerHTML'])){foreach ($value32['innerHTML'] as $key33 =&gt; $value33) {">
            <text:p><text:s text:c="8"/>if(!$document-&gt;renderStartTag($value32, 32)){continue;}if(isset($value32['innerHTML']) &amp;&amp; is_array($value32['innerHTML'])){foreach ($value32['innerHTML'] as $key33 =&gt; $value33) {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table:formula="of:=&quot;        if(!$document-&gt;renderStartTag($value&quot;&amp;[.A39]&amp;&quot;, &quot;&amp;[.A39]&amp;&quot;)){continue;}if(isset($value&quot;&amp;[.A39]&amp;&quot;['innerHTML']) &amp;&amp; is_array($value&quot;&amp;[.A39]&amp;&quot;['innerHTML'])){foreach ($value&quot;&amp;[.A39]&amp;&quot;['innerHTML'] as $key&quot;&amp;[.A39]+1&amp;&quot; =&gt; $value&quot;&amp;[.A39]+1&amp;&quot;) {&quot;" office:value-type="string" office:string-value="        if(!$document-&gt;renderStartTag($value33, 33)){continue;}if(isset($value33['innerHTML']) &amp;&amp; is_array($value33['innerHTML'])){foreach ($value33['innerHTML'] as $key34 =&gt; $value34) {">
            <text:p><text:s text:c="8"/>if(!$document-&gt;renderStartTag($value33, 33)){continue;}if(isset($value33['innerHTML']) &amp;&amp; is_array($value33['innerHTML'])){foreach ($value33['innerHTML'] as $key34 =&gt; $value34) {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table:formula="of:=&quot;        if(!$document-&gt;renderStartTag($value&quot;&amp;[.A40]&amp;&quot;, &quot;&amp;[.A40]&amp;&quot;)){continue;}if(isset($value&quot;&amp;[.A40]&amp;&quot;['innerHTML']) &amp;&amp; is_array($value&quot;&amp;[.A40]&amp;&quot;['innerHTML'])){foreach ($value&quot;&amp;[.A40]&amp;&quot;['innerHTML'] as $key&quot;&amp;[.A40]+1&amp;&quot; =&gt; $value&quot;&amp;[.A40]+1&amp;&quot;) {&quot;" office:value-type="string" office:string-value="        if(!$document-&gt;renderStartTag($value34, 34)){continue;}if(isset($value34['innerHTML']) &amp;&amp; is_array($value34['innerHTML'])){foreach ($value34['innerHTML'] as $key35 =&gt; $value35) {">
            <text:p><text:s text:c="8"/>if(!$document-&gt;renderStartTag($value34, 34)){continue;}if(isset($value34['innerHTML']) &amp;&amp; is_array($value34['innerHTML'])){foreach ($value34['innerHTML'] as $key35 =&gt; $value35) {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table:formula="of:=&quot;        if(!$document-&gt;renderStartTag($value&quot;&amp;[.A41]&amp;&quot;, &quot;&amp;[.A41]&amp;&quot;)){continue;}if(isset($value&quot;&amp;[.A41]&amp;&quot;['innerHTML']) &amp;&amp; is_array($value&quot;&amp;[.A41]&amp;&quot;['innerHTML'])){foreach ($value&quot;&amp;[.A41]&amp;&quot;['innerHTML'] as $key&quot;&amp;[.A41]+1&amp;&quot; =&gt; $value&quot;&amp;[.A41]+1&amp;&quot;) {&quot;" office:value-type="string" office:string-value="        if(!$document-&gt;renderStartTag($value35, 35)){continue;}if(isset($value35['innerHTML']) &amp;&amp; is_array($value35['innerHTML'])){foreach ($value35['innerHTML'] as $key36 =&gt; $value36) {">
            <text:p><text:s text:c="8"/>if(!$document-&gt;renderStartTag($value35, 35)){continue;}if(isset($value35['innerHTML']) &amp;&amp; is_array($value35['innerHTML'])){foreach ($value35['innerHTML'] as $key36 =&gt; $value36) {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&quot;        if(!$document-&gt;renderStartTag($value&quot;&amp;[.A42]&amp;&quot;, &quot;&amp;[.A42]&amp;&quot;)){continue;}if(isset($value&quot;&amp;[.A42]&amp;&quot;['innerHTML']) &amp;&amp; is_array($value&quot;&amp;[.A42]&amp;&quot;['innerHTML'])){foreach ($value&quot;&amp;[.A42]&amp;&quot;['innerHTML'] as $key&quot;&amp;[.A42]+1&amp;&quot; =&gt; $value&quot;&amp;[.A42]+1&amp;&quot;) {&quot;" office:value-type="string" office:string-value="        if(!$document-&gt;renderStartTag($value36, 36)){continue;}if(isset($value36['innerHTML']) &amp;&amp; is_array($value36['innerHTML'])){foreach ($value36['innerHTML'] as $key37 =&gt; $value37) {">
            <text:p><text:s text:c="8"/>if(!$document-&gt;renderStartTag($value36, 36)){continue;}if(isset($value36['innerHTML']) &amp;&amp; is_array($value36['innerHTML'])){foreach ($value36['innerHTML'] as $key37 =&gt; $value37) {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table:formula="of:=&quot;        if(!$document-&gt;renderStartTag($value&quot;&amp;[.A43]&amp;&quot;, &quot;&amp;[.A43]&amp;&quot;)){continue;}if(isset($value&quot;&amp;[.A43]&amp;&quot;['innerHTML']) &amp;&amp; is_array($value&quot;&amp;[.A43]&amp;&quot;['innerHTML'])){foreach ($value&quot;&amp;[.A43]&amp;&quot;['innerHTML'] as $key&quot;&amp;[.A43]+1&amp;&quot; =&gt; $value&quot;&amp;[.A43]+1&amp;&quot;) {&quot;" office:value-type="string" office:string-value="        if(!$document-&gt;renderStartTag($value37, 37)){continue;}if(isset($value37['innerHTML']) &amp;&amp; is_array($value37['innerHTML'])){foreach ($value37['innerHTML'] as $key38 =&gt; $value38) {">
            <text:p><text:s text:c="8"/>if(!$document-&gt;renderStartTag($value37, 37)){continue;}if(isset($value37['innerHTML']) &amp;&amp; is_array($value37['innerHTML'])){foreach ($value37['innerHTML'] as $key38 =&gt; $value38) {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table:formula="of:=&quot;        if(!$document-&gt;renderStartTag($value&quot;&amp;[.A44]&amp;&quot;, &quot;&amp;[.A44]&amp;&quot;)){continue;}if(isset($value&quot;&amp;[.A44]&amp;&quot;['innerHTML']) &amp;&amp; is_array($value&quot;&amp;[.A44]&amp;&quot;['innerHTML'])){foreach ($value&quot;&amp;[.A44]&amp;&quot;['innerHTML'] as $key&quot;&amp;[.A44]+1&amp;&quot; =&gt; $value&quot;&amp;[.A44]+1&amp;&quot;) {&quot;" office:value-type="string" office:string-value="        if(!$document-&gt;renderStartTag($value38, 38)){continue;}if(isset($value38['innerHTML']) &amp;&amp; is_array($value38['innerHTML'])){foreach ($value38['innerHTML'] as $key39 =&gt; $value39) {">
            <text:p><text:s text:c="8"/>if(!$document-&gt;renderStartTag($value38, 38)){continue;}if(isset($value38['innerHTML']) &amp;&amp; is_array($value38['innerHTML'])){foreach ($value38['innerHTML'] as $key39 =&gt; $value39) {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table:formula="of:=&quot;        if(!$document-&gt;renderStartTag($value&quot;&amp;[.A45]&amp;&quot;, &quot;&amp;[.A45]&amp;&quot;)){continue;}if(isset($value&quot;&amp;[.A45]&amp;&quot;['innerHTML']) &amp;&amp; is_array($value&quot;&amp;[.A45]&amp;&quot;['innerHTML'])){foreach ($value&quot;&amp;[.A45]&amp;&quot;['innerHTML'] as $key&quot;&amp;[.A45]+1&amp;&quot; =&gt; $value&quot;&amp;[.A45]+1&amp;&quot;) {&quot;" office:value-type="string" office:string-value="        if(!$document-&gt;renderStartTag($value39, 39)){continue;}if(isset($value39['innerHTML']) &amp;&amp; is_array($value39['innerHTML'])){foreach ($value39['innerHTML'] as $key40 =&gt; $value40) {">
            <text:p><text:s text:c="8"/>if(!$document-&gt;renderStartTag($value39, 39)){continue;}if(isset($value39['innerHTML']) &amp;&amp; is_array($value39['innerHTML'])){foreach ($value39['innerHTML'] as $key40 =&gt; $value40) {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&quot;        if(!$document-&gt;renderStartTag($value&quot;&amp;[.A46]&amp;&quot;, &quot;&amp;[.A46]&amp;&quot;)){continue;}if(isset($value&quot;&amp;[.A46]&amp;&quot;['innerHTML']) &amp;&amp; is_array($value&quot;&amp;[.A46]&amp;&quot;['innerHTML'])){foreach ($value&quot;&amp;[.A46]&amp;&quot;['innerHTML'] as $key&quot;&amp;[.A46]+1&amp;&quot; =&gt; $value&quot;&amp;[.A46]+1&amp;&quot;) {&quot;" office:value-type="string" office:string-value="        if(!$document-&gt;renderStartTag($value40, 40)){continue;}if(isset($value40['innerHTML']) &amp;&amp; is_array($value40['innerHTML'])){foreach ($value40['innerHTML'] as $key41 =&gt; $value41) {">
            <text:p><text:s text:c="8"/>if(!$document-&gt;renderStartTag($value40, 40)){continue;}if(isset($value40['innerHTML']) &amp;&amp; is_array($value40['innerHTML'])){foreach ($value40['innerHTML'] as $key41 =&gt; $value41) {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table:formula="of:=&quot;        if(!$document-&gt;renderStartTag($value&quot;&amp;[.A47]&amp;&quot;, &quot;&amp;[.A47]&amp;&quot;)){continue;}if(isset($value&quot;&amp;[.A47]&amp;&quot;['innerHTML']) &amp;&amp; is_array($value&quot;&amp;[.A47]&amp;&quot;['innerHTML'])){foreach ($value&quot;&amp;[.A47]&amp;&quot;['innerHTML'] as $key&quot;&amp;[.A47]+1&amp;&quot; =&gt; $value&quot;&amp;[.A47]+1&amp;&quot;) {&quot;" office:value-type="string" office:string-value="        if(!$document-&gt;renderStartTag($value41, 41)){continue;}if(isset($value41['innerHTML']) &amp;&amp; is_array($value41['innerHTML'])){foreach ($value41['innerHTML'] as $key42 =&gt; $value42) {">
            <text:p><text:s text:c="8"/>if(!$document-&gt;renderStartTag($value41, 41)){continue;}if(isset($value41['innerHTML']) &amp;&amp; is_array($value41['innerHTML'])){foreach ($value41['innerHTML'] as $key42 =&gt; $value42) {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&quot;        if(!$document-&gt;renderStartTag($value&quot;&amp;[.A48]&amp;&quot;, &quot;&amp;[.A48]&amp;&quot;)){continue;}if(isset($value&quot;&amp;[.A48]&amp;&quot;['innerHTML']) &amp;&amp; is_array($value&quot;&amp;[.A48]&amp;&quot;['innerHTML'])){foreach ($value&quot;&amp;[.A48]&amp;&quot;['innerHTML'] as $key&quot;&amp;[.A48]+1&amp;&quot; =&gt; $value&quot;&amp;[.A48]+1&amp;&quot;) {&quot;" office:value-type="string" office:string-value="        if(!$document-&gt;renderStartTag($value42, 42)){continue;}if(isset($value42['innerHTML']) &amp;&amp; is_array($value42['innerHTML'])){foreach ($value42['innerHTML'] as $key43 =&gt; $value43) {">
            <text:p><text:s text:c="8"/>if(!$document-&gt;renderStartTag($value42, 42)){continue;}if(isset($value42['innerHTML']) &amp;&amp; is_array($value42['innerHTML'])){foreach ($value42['innerHTML'] as $key43 =&gt; $value43) {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table:formula="of:=&quot;        if(!$document-&gt;renderStartTag($value&quot;&amp;[.A49]&amp;&quot;, &quot;&amp;[.A49]&amp;&quot;)){continue;}if(isset($value&quot;&amp;[.A49]&amp;&quot;['innerHTML']) &amp;&amp; is_array($value&quot;&amp;[.A49]&amp;&quot;['innerHTML'])){foreach ($value&quot;&amp;[.A49]&amp;&quot;['innerHTML'] as $key&quot;&amp;[.A49]+1&amp;&quot; =&gt; $value&quot;&amp;[.A49]+1&amp;&quot;) {&quot;" office:value-type="string" office:string-value="        if(!$document-&gt;renderStartTag($value43, 43)){continue;}if(isset($value43['innerHTML']) &amp;&amp; is_array($value43['innerHTML'])){foreach ($value43['innerHTML'] as $key44 =&gt; $value44) {">
            <text:p><text:s text:c="8"/>if(!$document-&gt;renderStartTag($value43, 43)){continue;}if(isset($value43['innerHTML']) &amp;&amp; is_array($value43['innerHTML'])){foreach ($value43['innerHTML'] as $key44 =&gt; $value44) {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table:formula="of:=&quot;        if(!$document-&gt;renderStartTag($value&quot;&amp;[.A50]&amp;&quot;, &quot;&amp;[.A50]&amp;&quot;)){continue;}if(isset($value&quot;&amp;[.A50]&amp;&quot;['innerHTML']) &amp;&amp; is_array($value&quot;&amp;[.A50]&amp;&quot;['innerHTML'])){foreach ($value&quot;&amp;[.A50]&amp;&quot;['innerHTML'] as $key&quot;&amp;[.A50]+1&amp;&quot; =&gt; $value&quot;&amp;[.A50]+1&amp;&quot;) {&quot;" office:value-type="string" office:string-value="        if(!$document-&gt;renderStartTag($value44, 44)){continue;}if(isset($value44['innerHTML']) &amp;&amp; is_array($value44['innerHTML'])){foreach ($value44['innerHTML'] as $key45 =&gt; $value45) {">
            <text:p><text:s text:c="8"/>if(!$document-&gt;renderStartTag($value44, 44)){continue;}if(isset($value44['innerHTML']) &amp;&amp; is_array($value44['innerHTML'])){foreach ($value44['innerHTML'] as $key45 =&gt; $value45) {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table:formula="of:=&quot;        if(!$document-&gt;renderStartTag($value&quot;&amp;[.A51]&amp;&quot;, &quot;&amp;[.A51]&amp;&quot;)){continue;}if(isset($value&quot;&amp;[.A51]&amp;&quot;['innerHTML']) &amp;&amp; is_array($value&quot;&amp;[.A51]&amp;&quot;['innerHTML'])){foreach ($value&quot;&amp;[.A51]&amp;&quot;['innerHTML'] as $key&quot;&amp;[.A51]+1&amp;&quot; =&gt; $value&quot;&amp;[.A51]+1&amp;&quot;) {&quot;" office:value-type="string" office:string-value="        if(!$document-&gt;renderStartTag($value45, 45)){continue;}if(isset($value45['innerHTML']) &amp;&amp; is_array($value45['innerHTML'])){foreach ($value45['innerHTML'] as $key46 =&gt; $value46) {">
            <text:p><text:s text:c="8"/>if(!$document-&gt;renderStartTag($value45, 45)){continue;}if(isset($value45['innerHTML']) &amp;&amp; is_array($value45['innerHTML'])){foreach ($value45['innerHTML'] as $key46 =&gt; $value46) {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table:formula="of:=&quot;        if(!$document-&gt;renderStartTag($value&quot;&amp;[.A52]&amp;&quot;, &quot;&amp;[.A52]&amp;&quot;)){continue;}if(isset($value&quot;&amp;[.A52]&amp;&quot;['innerHTML']) &amp;&amp; is_array($value&quot;&amp;[.A52]&amp;&quot;['innerHTML'])){foreach ($value&quot;&amp;[.A52]&amp;&quot;['innerHTML'] as $key&quot;&amp;[.A52]+1&amp;&quot; =&gt; $value&quot;&amp;[.A52]+1&amp;&quot;) {&quot;" office:value-type="string" office:string-value="        if(!$document-&gt;renderStartTag($value46, 46)){continue;}if(isset($value46['innerHTML']) &amp;&amp; is_array($value46['innerHTML'])){foreach ($value46['innerHTML'] as $key47 =&gt; $value47) {">
            <text:p><text:s text:c="8"/>if(!$document-&gt;renderStartTag($value46, 46)){continue;}if(isset($value46['innerHTML']) &amp;&amp; is_array($value46['innerHTML'])){foreach ($value46['innerHTML'] as $key47 =&gt; $value47) {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table:formula="of:=&quot;        if(!$document-&gt;renderStartTag($value&quot;&amp;[.A53]&amp;&quot;, &quot;&amp;[.A53]&amp;&quot;)){continue;}if(isset($value&quot;&amp;[.A53]&amp;&quot;['innerHTML']) &amp;&amp; is_array($value&quot;&amp;[.A53]&amp;&quot;['innerHTML'])){foreach ($value&quot;&amp;[.A53]&amp;&quot;['innerHTML'] as $key&quot;&amp;[.A53]+1&amp;&quot; =&gt; $value&quot;&amp;[.A53]+1&amp;&quot;) {&quot;" office:value-type="string" office:string-value="        if(!$document-&gt;renderStartTag($value47, 47)){continue;}if(isset($value47['innerHTML']) &amp;&amp; is_array($value47['innerHTML'])){foreach ($value47['innerHTML'] as $key48 =&gt; $value48) {">
            <text:p><text:s text:c="8"/>if(!$document-&gt;renderStartTag($value47, 47)){continue;}if(isset($value47['innerHTML']) &amp;&amp; is_array($value47['innerHTML'])){foreach ($value47['innerHTML'] as $key48 =&gt; $value48) {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table:formula="of:=&quot;        if(!$document-&gt;renderStartTag($value&quot;&amp;[.A54]&amp;&quot;, &quot;&amp;[.A54]&amp;&quot;)){continue;}if(isset($value&quot;&amp;[.A54]&amp;&quot;['innerHTML']) &amp;&amp; is_array($value&quot;&amp;[.A54]&amp;&quot;['innerHTML'])){foreach ($value&quot;&amp;[.A54]&amp;&quot;['innerHTML'] as $key&quot;&amp;[.A54]+1&amp;&quot; =&gt; $value&quot;&amp;[.A54]+1&amp;&quot;) {&quot;" office:value-type="string" office:string-value="        if(!$document-&gt;renderStartTag($value48, 48)){continue;}if(isset($value48['innerHTML']) &amp;&amp; is_array($value48['innerHTML'])){foreach ($value48['innerHTML'] as $key49 =&gt; $value49) {">
            <text:p><text:s text:c="8"/>if(!$document-&gt;renderStartTag($value48, 48)){continue;}if(isset($value48['innerHTML']) &amp;&amp; is_array($value48['innerHTML'])){foreach ($value48['innerHTML'] as $key49 =&gt; $value49) {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table:formula="of:=&quot;        if(!$document-&gt;renderStartTag($value&quot;&amp;[.A55]&amp;&quot;, &quot;&amp;[.A55]&amp;&quot;)){continue;}if(isset($value&quot;&amp;[.A55]&amp;&quot;['innerHTML']) &amp;&amp; is_array($value&quot;&amp;[.A55]&amp;&quot;['innerHTML'])){foreach ($value&quot;&amp;[.A55]&amp;&quot;['innerHTML'] as $key&quot;&amp;[.A55]+1&amp;&quot; =&gt; $value&quot;&amp;[.A55]+1&amp;&quot;) {&quot;" office:value-type="string" office:string-value="        if(!$document-&gt;renderStartTag($value49, 49)){continue;}if(isset($value49['innerHTML']) &amp;&amp; is_array($value49['innerHTML'])){foreach ($value49['innerHTML'] as $key50 =&gt; $value50) {">
            <text:p><text:s text:c="8"/>if(!$document-&gt;renderStartTag($value49, 49)){continue;}if(isset($value49['innerHTML']) &amp;&amp; is_array($value49['innerHTML'])){foreach ($value49['innerHTML'] as $key50 =&gt; $value50) {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table:formula="of:=&quot;        if(!$document-&gt;renderStartTag($value&quot;&amp;[.A56]&amp;&quot;, &quot;&amp;[.A56]&amp;&quot;)){continue;}if(isset($value&quot;&amp;[.A56]&amp;&quot;['innerHTML']) &amp;&amp; is_array($value&quot;&amp;[.A56]&amp;&quot;['innerHTML'])){foreach ($value&quot;&amp;[.A56]&amp;&quot;['innerHTML'] as $key&quot;&amp;[.A56]+1&amp;&quot; =&gt; $value&quot;&amp;[.A56]+1&amp;&quot;) {&quot;" office:value-type="string" office:string-value="        if(!$document-&gt;renderStartTag($value50, 50)){continue;}if(isset($value50['innerHTML']) &amp;&amp; is_array($value50['innerHTML'])){foreach ($value50['innerHTML'] as $key51 =&gt; $value51) {">
            <text:p><text:s text:c="8"/>if(!$document-&gt;renderStartTag($value50, 50)){continue;}if(isset($value50['innerHTML']) &amp;&amp; is_array($value50['innerHTML'])){foreach ($value50['innerHTML'] as $key51 =&gt; $value51) {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2">
          <table:table-cell/>
          <table:table-cell office:value-type="string">
            <text:p><text:s text:c="8"/>// Generated via wfDocument.class.ods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table:formula="of:=&quot;        }}$document-&gt;renderEndTag($value&quot;&amp;[.A89]&amp;&quot;, &quot;&amp;[.A89]&amp;&quot;);&quot;" office:value-type="string" office:string-value="        }}$document-&gt;renderEndTag($value50, 50);">
            <text:p><text:s text:c="8"/>}}$document-&gt;renderEndTag($value50, 50);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table:formula="of:=&quot;        }}$document-&gt;renderEndTag($value&quot;&amp;[.A90]&amp;&quot;, &quot;&amp;[.A90]&amp;&quot;);&quot;" office:value-type="string" office:string-value="        }}$document-&gt;renderEndTag($value49, 49);">
            <text:p><text:s text:c="8"/>}}$document-&gt;renderEndTag($value49, 49);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table:formula="of:=&quot;        }}$document-&gt;renderEndTag($value&quot;&amp;[.A91]&amp;&quot;, &quot;&amp;[.A91]&amp;&quot;);&quot;" office:value-type="string" office:string-value="        }}$document-&gt;renderEndTag($value48, 48);">
            <text:p><text:s text:c="8"/>}}$document-&gt;renderEndTag($value48, 48);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table:formula="of:=&quot;        }}$document-&gt;renderEndTag($value&quot;&amp;[.A92]&amp;&quot;, &quot;&amp;[.A92]&amp;&quot;);&quot;" office:value-type="string" office:string-value="        }}$document-&gt;renderEndTag($value47, 47);">
            <text:p><text:s text:c="8"/>}}$document-&gt;renderEndTag($value47, 47);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table:formula="of:=&quot;        }}$document-&gt;renderEndTag($value&quot;&amp;[.A93]&amp;&quot;, &quot;&amp;[.A93]&amp;&quot;);&quot;" office:value-type="string" office:string-value="        }}$document-&gt;renderEndTag($value46, 46);">
            <text:p><text:s text:c="8"/>}}$document-&gt;renderEndTag($value46, 46);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table:formula="of:=&quot;        }}$document-&gt;renderEndTag($value&quot;&amp;[.A94]&amp;&quot;, &quot;&amp;[.A94]&amp;&quot;);&quot;" office:value-type="string" office:string-value="        }}$document-&gt;renderEndTag($value45, 45);">
            <text:p><text:s text:c="8"/>}}$document-&gt;renderEndTag($value45, 45);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table:formula="of:=&quot;        }}$document-&gt;renderEndTag($value&quot;&amp;[.A95]&amp;&quot;, &quot;&amp;[.A95]&amp;&quot;);&quot;" office:value-type="string" office:string-value="        }}$document-&gt;renderEndTag($value44, 44);">
            <text:p><text:s text:c="8"/>}}$document-&gt;renderEndTag($value44, 44);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table:formula="of:=&quot;        }}$document-&gt;renderEndTag($value&quot;&amp;[.A96]&amp;&quot;, &quot;&amp;[.A96]&amp;&quot;);&quot;" office:value-type="string" office:string-value="        }}$document-&gt;renderEndTag($value43, 43);">
            <text:p><text:s text:c="8"/>}}$document-&gt;renderEndTag($value43, 43);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&quot;        }}$document-&gt;renderEndTag($value&quot;&amp;[.A97]&amp;&quot;, &quot;&amp;[.A97]&amp;&quot;);&quot;" office:value-type="string" office:string-value="        }}$document-&gt;renderEndTag($value42, 42);">
            <text:p><text:s text:c="8"/>}}$document-&gt;renderEndTag($value42, 42);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table:formula="of:=&quot;        }}$document-&gt;renderEndTag($value&quot;&amp;[.A98]&amp;&quot;, &quot;&amp;[.A98]&amp;&quot;);&quot;" office:value-type="string" office:string-value="        }}$document-&gt;renderEndTag($value41, 41);">
            <text:p><text:s text:c="8"/>}}$document-&gt;renderEndTag($value41, 41);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&quot;        }}$document-&gt;renderEndTag($value&quot;&amp;[.A99]&amp;&quot;, &quot;&amp;[.A99]&amp;&quot;);&quot;" office:value-type="string" office:string-value="        }}$document-&gt;renderEndTag($value40, 40);">
            <text:p><text:s text:c="8"/>}}$document-&gt;renderEndTag($value40, 40);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table:formula="of:=&quot;        }}$document-&gt;renderEndTag($value&quot;&amp;[.A100]&amp;&quot;, &quot;&amp;[.A100]&amp;&quot;);&quot;" office:value-type="string" office:string-value="        }}$document-&gt;renderEndTag($value39, 39);">
            <text:p><text:s text:c="8"/>}}$document-&gt;renderEndTag($value39, 39);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table:formula="of:=&quot;        }}$document-&gt;renderEndTag($value&quot;&amp;[.A101]&amp;&quot;, &quot;&amp;[.A101]&amp;&quot;);&quot;" office:value-type="string" office:string-value="        }}$document-&gt;renderEndTag($value38, 38);">
            <text:p><text:s text:c="8"/>}}$document-&gt;renderEndTag($value38, 38);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table:formula="of:=&quot;        }}$document-&gt;renderEndTag($value&quot;&amp;[.A102]&amp;&quot;, &quot;&amp;[.A102]&amp;&quot;);&quot;" office:value-type="string" office:string-value="        }}$document-&gt;renderEndTag($value37, 37);">
            <text:p><text:s text:c="8"/>}}$document-&gt;renderEndTag($value37, 37);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&quot;        }}$document-&gt;renderEndTag($value&quot;&amp;[.A103]&amp;&quot;, &quot;&amp;[.A103]&amp;&quot;);&quot;" office:value-type="string" office:string-value="        }}$document-&gt;renderEndTag($value36, 36);">
            <text:p><text:s text:c="8"/>}}$document-&gt;renderEndTag($value36, 36);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table:formula="of:=&quot;        }}$document-&gt;renderEndTag($value&quot;&amp;[.A104]&amp;&quot;, &quot;&amp;[.A104]&amp;&quot;);&quot;" office:value-type="string" office:string-value="        }}$document-&gt;renderEndTag($value35, 35);">
            <text:p><text:s text:c="8"/>}}$document-&gt;renderEndTag($value35, 35);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table:formula="of:=&quot;        }}$document-&gt;renderEndTag($value&quot;&amp;[.A105]&amp;&quot;, &quot;&amp;[.A105]&amp;&quot;);&quot;" office:value-type="string" office:string-value="        }}$document-&gt;renderEndTag($value34, 34);">
            <text:p><text:s text:c="8"/>}}$document-&gt;renderEndTag($value34, 34);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table:formula="of:=&quot;        }}$document-&gt;renderEndTag($value&quot;&amp;[.A106]&amp;&quot;, &quot;&amp;[.A106]&amp;&quot;);&quot;" office:value-type="string" office:string-value="        }}$document-&gt;renderEndTag($value33, 33);">
            <text:p><text:s text:c="8"/>}}$document-&gt;renderEndTag($value33, 33);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table:formula="of:=&quot;        }}$document-&gt;renderEndTag($value&quot;&amp;[.A107]&amp;&quot;, &quot;&amp;[.A107]&amp;&quot;);&quot;" office:value-type="string" office:string-value="        }}$document-&gt;renderEndTag($value32, 32);">
            <text:p><text:s text:c="8"/>}}$document-&gt;renderEndTag($value32, 32);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table:formula="of:=&quot;        }}$document-&gt;renderEndTag($value&quot;&amp;[.A108]&amp;&quot;, &quot;&amp;[.A108]&amp;&quot;);&quot;" office:value-type="string" office:string-value="        }}$document-&gt;renderEndTag($value31, 31);">
            <text:p><text:s text:c="8"/>}}$document-&gt;renderEndTag($value31, 31);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&quot;        }}$document-&gt;renderEndTag($value&quot;&amp;[.A109]&amp;&quot;, &quot;&amp;[.A109]&amp;&quot;);&quot;" office:value-type="string" office:string-value="        }}$document-&gt;renderEndTag($value30, 30);">
            <text:p><text:s text:c="8"/>}}$document-&gt;renderEndTag($value30, 30);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formula="of:=&quot;        }}$document-&gt;renderEndTag($value&quot;&amp;[.A110]&amp;&quot;, &quot;&amp;[.A110]&amp;&quot;);&quot;" office:value-type="string" office:string-value="        }}$document-&gt;renderEndTag($value29, 29);">
            <text:p><text:s text:c="8"/>}}$document-&gt;renderEndTag($value29, 29);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formula="of:=&quot;        }}$document-&gt;renderEndTag($value&quot;&amp;[.A111]&amp;&quot;, &quot;&amp;[.A111]&amp;&quot;);&quot;" office:value-type="string" office:string-value="        }}$document-&gt;renderEndTag($value28, 28);">
            <text:p><text:s text:c="8"/>}}$document-&gt;renderEndTag($value28, 28);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formula="of:=&quot;        }}$document-&gt;renderEndTag($value&quot;&amp;[.A112]&amp;&quot;, &quot;&amp;[.A112]&amp;&quot;);&quot;" office:value-type="string" office:string-value="        }}$document-&gt;renderEndTag($value27, 27);">
            <text:p><text:s text:c="8"/>}}$document-&gt;renderEndTag($value27, 27);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formula="of:=&quot;        }}$document-&gt;renderEndTag($value&quot;&amp;[.A113]&amp;&quot;, &quot;&amp;[.A113]&amp;&quot;);&quot;" office:value-type="string" office:string-value="        }}$document-&gt;renderEndTag($value26, 26);">
            <text:p><text:s text:c="8"/>}}$document-&gt;renderEndTag($value26, 26);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formula="of:=&quot;        }}$document-&gt;renderEndTag($value&quot;&amp;[.A114]&amp;&quot;, &quot;&amp;[.A114]&amp;&quot;);&quot;" office:value-type="string" office:string-value="        }}$document-&gt;renderEndTag($value25, 25);">
            <text:p><text:s text:c="8"/>}}$document-&gt;renderEndTag($value25, 25);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&quot;        }}$document-&gt;renderEndTag($value&quot;&amp;[.A115]&amp;&quot;, &quot;&amp;[.A115]&amp;&quot;);&quot;" office:value-type="string" office:string-value="        }}$document-&gt;renderEndTag($value24, 24);">
            <text:p><text:s text:c="8"/>}}$document-&gt;renderEndTag($value24, 24);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table:formula="of:=&quot;        }}$document-&gt;renderEndTag($value&quot;&amp;[.A116]&amp;&quot;, &quot;&amp;[.A116]&amp;&quot;);&quot;" office:value-type="string" office:string-value="        }}$document-&gt;renderEndTag($value23, 23);">
            <text:p><text:s text:c="8"/>}}$document-&gt;renderEndTag($value23, 23);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table:formula="of:=&quot;        }}$document-&gt;renderEndTag($value&quot;&amp;[.A117]&amp;&quot;, &quot;&amp;[.A117]&amp;&quot;);&quot;" office:value-type="string" office:string-value="        }}$document-&gt;renderEndTag($value22, 22);">
            <text:p><text:s text:c="8"/>}}$document-&gt;renderEndTag($value22, 22);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table:formula="of:=&quot;        }}$document-&gt;renderEndTag($value&quot;&amp;[.A118]&amp;&quot;, &quot;&amp;[.A118]&amp;&quot;);&quot;" office:value-type="string" office:string-value="        }}$document-&gt;renderEndTag($value21, 21);">
            <text:p><text:s text:c="8"/>}}$document-&gt;renderEndTag($value21, 21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&quot;        }}$document-&gt;renderEndTag($value&quot;&amp;[.A119]&amp;&quot;, &quot;&amp;[.A119]&amp;&quot;);&quot;" office:value-type="string" office:string-value="        }}$document-&gt;renderEndTag($value20, 20);">
            <text:p><text:s text:c="8"/>}}$document-&gt;renderEndTag($value20, 20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&quot;        }}$document-&gt;renderEndTag($value&quot;&amp;[.A120]&amp;&quot;, &quot;&amp;[.A120]&amp;&quot;);&quot;" office:value-type="string" office:string-value="        }}$document-&gt;renderEndTag($value19, 19);">
            <text:p><text:s text:c="8"/>}}$document-&gt;renderEndTag($value19, 19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&quot;        }}$document-&gt;renderEndTag($value&quot;&amp;[.A121]&amp;&quot;, &quot;&amp;[.A121]&amp;&quot;);&quot;" office:value-type="string" office:string-value="        }}$document-&gt;renderEndTag($value18, 18);">
            <text:p><text:s text:c="8"/>}}$document-&gt;renderEndTag($value18, 18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&quot;        }}$document-&gt;renderEndTag($value&quot;&amp;[.A122]&amp;&quot;, &quot;&amp;[.A122]&amp;&quot;);&quot;" office:value-type="string" office:string-value="        }}$document-&gt;renderEndTag($value17, 17);">
            <text:p><text:s text:c="8"/>}}$document-&gt;renderEndTag($value17, 17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&quot;        }}$document-&gt;renderEndTag($value&quot;&amp;[.A123]&amp;&quot;, &quot;&amp;[.A123]&amp;&quot;);&quot;" office:value-type="string" office:string-value="        }}$document-&gt;renderEndTag($value16, 16);">
            <text:p><text:s text:c="8"/>}}$document-&gt;renderEndTag($value16, 16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&quot;        }}$document-&gt;renderEndTag($value&quot;&amp;[.A124]&amp;&quot;, &quot;&amp;[.A124]&amp;&quot;);&quot;" office:value-type="string" office:string-value="        }}$document-&gt;renderEndTag($value15, 15);">
            <text:p><text:s text:c="8"/>}}$document-&gt;renderEndTag($value15, 15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&quot;        }}$document-&gt;renderEndTag($value&quot;&amp;[.A125]&amp;&quot;, &quot;&amp;[.A125]&amp;&quot;);&quot;" office:value-type="string" office:string-value="        }}$document-&gt;renderEndTag($value14, 14);">
            <text:p><text:s text:c="8"/>}}$document-&gt;renderEndTag($value14, 14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&quot;        }}$document-&gt;renderEndTag($value&quot;&amp;[.A126]&amp;&quot;, &quot;&amp;[.A126]&amp;&quot;);&quot;" office:value-type="string" office:string-value="        }}$document-&gt;renderEndTag($value13, 13);">
            <text:p><text:s text:c="8"/>}}$document-&gt;renderEndTag($value13, 13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&quot;        }}$document-&gt;renderEndTag($value&quot;&amp;[.A127]&amp;&quot;, &quot;&amp;[.A127]&amp;&quot;);&quot;" office:value-type="string" office:string-value="        }}$document-&gt;renderEndTag($value12, 12);">
            <text:p><text:s text:c="8"/>}}$document-&gt;renderEndTag($value12, 12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&quot;        }}$document-&gt;renderEndTag($value&quot;&amp;[.A128]&amp;&quot;, &quot;&amp;[.A128]&amp;&quot;);&quot;" office:value-type="string" office:string-value="        }}$document-&gt;renderEndTag($value11, 11);">
            <text:p><text:s text:c="8"/>}}$document-&gt;renderEndTag($value11, 11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&quot;        }}$document-&gt;renderEndTag($value&quot;&amp;[.A129]&amp;&quot;, &quot;&amp;[.A129]&amp;&quot;);&quot;" office:value-type="string" office:string-value="        }}$document-&gt;renderEndTag($value10, 10);">
            <text:p><text:s text:c="8"/>}}$document-&gt;renderEndTag($value10, 10);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&quot;        }}$document-&gt;renderEndTag($value&quot;&amp;[.A130]&amp;&quot;, &quot;&amp;[.A130]&amp;&quot;);&quot;" office:value-type="string" office:string-value="        }}$document-&gt;renderEndTag($value9, 9);">
            <text:p><text:s text:c="8"/>}}$document-&gt;renderEndTag($value9, 9);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&quot;        }}$document-&gt;renderEndTag($value&quot;&amp;[.A131]&amp;&quot;, &quot;&amp;[.A131]&amp;&quot;);&quot;" office:value-type="string" office:string-value="        }}$document-&gt;renderEndTag($value8, 8);">
            <text:p><text:s text:c="8"/>}}$document-&gt;renderEndTag($value8, 8);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&quot;        }}$document-&gt;renderEndTag($value&quot;&amp;[.A132]&amp;&quot;, &quot;&amp;[.A132]&amp;&quot;);&quot;" office:value-type="string" office:string-value="        }}$document-&gt;renderEndTag($value7, 7);">
            <text:p><text:s text:c="8"/>}}$document-&gt;renderEndTag($value7, 7);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&quot;        }}$document-&gt;renderEndTag($value&quot;&amp;[.A133]&amp;&quot;, &quot;&amp;[.A133]&amp;&quot;);&quot;" office:value-type="string" office:string-value="        }}$document-&gt;renderEndTag($value6, 6);">
            <text:p><text:s text:c="8"/>}}$document-&gt;renderEndTag($value6, 6);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&quot;        }}$document-&gt;renderEndTag($value&quot;&amp;[.A134]&amp;&quot;, &quot;&amp;[.A134]&amp;&quot;);&quot;" office:value-type="string" office:string-value="        }}$document-&gt;renderEndTag($value5, 5);">
            <text:p><text:s text:c="8"/>}}$document-&gt;renderEndTag($value5, 5);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&quot;        }}$document-&gt;renderEndTag($value&quot;&amp;[.A135]&amp;&quot;, &quot;&amp;[.A135]&amp;&quot;);&quot;" office:value-type="string" office:string-value="        }}$document-&gt;renderEndTag($value4, 4);">
            <text:p><text:s text:c="8"/>}}$document-&gt;renderEndTag($value4, 4)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&quot;        }}$document-&gt;renderEndTag($value&quot;&amp;[.A136]&amp;&quot;, &quot;&amp;[.A136]&amp;&quot;);&quot;" office:value-type="string" office:string-value="        }}$document-&gt;renderEndTag($value3, 3);">
            <text:p><text:s text:c="8"/>}}$document-&gt;renderEndTag($value3, 3)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&quot;        }}$document-&gt;renderEndTag($value&quot;&amp;[.A137]&amp;&quot;, &quot;&amp;[.A137]&amp;&quot;);&quot;" office:value-type="string" office:string-value="        }}$document-&gt;renderEndTag($value2, 2);">
            <text:p><text:s text:c="8"/>}}$document-&gt;renderEndTag($value2, 2);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&quot;        }}$document-&gt;renderEndTag($value&quot;&amp;[.A138]&amp;&quot;, &quot;&amp;[.A138]&amp;&quot;);&quot;" office:value-type="string" office:string-value="        }}$document-&gt;renderEndTag($value1, 1);">
            <text:p><text:s text:c="8"/>}}$document-&gt;renderEndTag($value1, 1);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&quot;        }}$document-&gt;renderEndTag($value&quot;&amp;[.A139]&amp;&quot;, &quot;&amp;[.A139]&amp;&quot;);&quot;" office:value-type="string" office:string-value="        }}$document-&gt;renderEndTag($value0, 0);">
            <text:p><text:s text:c="8"/>}}$document-&gt;renderEndTag($value0, 0);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2016-11-18</text:date>, <text:time>16:51:5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7:17:19.86</meta:creation-date>
    <dc:date>2016-11-18T16:51:51.21</dc:date>
    <meta:editing-duration>PT14M13S</meta:editing-duration>
    <meta:editing-cycles>6</meta:editing-cycles>
    <meta:generator>OpenOffice/4.1.2$Win32 OpenOffice.org_project/412m3$Build-9782</meta:generator>
    <meta:document-statistic meta:table-count="3" meta:cell-count="207" meta:object-count="0"/>
  </office:meta>
</office:document-meta>
</file>